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titulé</text:p>
          </table:table-cell>
          <table:table-cell office:value-type="string" calcext:value-type="string">
            <text:p>id_jeu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at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ra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p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pic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quatiq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ient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opic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opic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rat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e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ythologi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quatiqu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uturis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re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ythologi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uturis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e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ythologi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imaux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gyp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ythologi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opic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rienta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lici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rienta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licie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bstrai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bstrai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ecorati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rient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rienta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ecorati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olicie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bstrai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re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re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ythologi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Orienta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bstrai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irat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antastiqu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23:28:17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2T11:19:47.713000000</meta:creation-date>
    <dc:date>2022-11-03T23:32:47.028000000</dc:date>
    <meta:editing-duration>PT48M25S</meta:editing-duration>
    <meta:editing-cycles>2</meta:editing-cycles>
    <meta:generator>LibreOffice/6.2.5.2$Windows_X86_64 LibreOffice_project/1ec314fa52f458adc18c4f025c545a4e8b22c159</meta:generator>
    <meta:document-statistic meta:table-count="1" meta:cell-count="148" meta:object-count="0"/>
  </office:meta>
</office:document-meta>
</file>